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bold"/>
    </style:style>
    <style:style style:name="P2" style:family="paragraph" style:parent-style-name="Quotations" style:list-style-name="L1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3" style:family="paragraph" style:parent-style-name="Text_20_body">
      <style:text-properties officeooo:rsid="001e68ec" officeooo:paragraph-rsid="001e68ec"/>
    </style:style>
    <style:style style:name="P4" style:family="paragraph" style:parent-style-name="Text_20_body" style:list-style-name="L1">
      <style:paragraph-properties fo:margin-top="0cm" fo:margin-bottom="0cm" loext:contextual-spacing="false" fo:padding="0.049cm" fo:border="0.06pt solid #e1e5eb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loext:padding="0.049cm" loext:border="0.06pt solid #e1e5eb"/>
    </style:style>
    <style:style style:name="T1" style:family="text">
      <style:text-properties fo:color="#003be5" style:text-line-through-style="none" style:text-line-through-type="none" style:text-underline-style="none" style:text-blinking="false" fo:background-color="transparent" loext:char-shading-value="0" loext:padding="0.049cm" loext:border="0.06pt solid #e1e5eb"/>
    </style:style>
    <style:style style:name="T2" style:family="text">
      <style:text-properties fo:color="#e83e8c" style:font-name="SFMono-Regular" fo:font-size="10.5pt" loext:padding="0.049cm" loext:border="0.06pt solid #e1e5eb"/>
    </style:style>
    <style:style style:name="T3" style:family="text">
      <style:text-properties loext:padding="0.049cm" loext:border="0.06pt solid #e1e5eb"/>
    </style:style>
    <style:style style:name="T4" style:family="text">
      <style:text-properties officeooo:rsid="001e68ec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parte-iii-processos-and-jobs"/>Parte III - Processos &amp; Jobs</text:h>
      <text:list xml:id="list68072794" text:style-name="L1">
        <text:list-item>
          <text:p text:style-name="P5">Liste todos os processos;</text:p>
        </text:list-item>
        <text:list-item>
          <text:p text:style-name="P4"><text:span text:style-name="T3">Agora use o comando </text:span><text:a xlink:type="simple" xlink:href="https://linux.die.net/man/3/sleep" office:target-frame-name="_blank" xlink:show="new" text:style-name="Internet_20_link" text:visited-style-name="Visited_20_Internet_20_Link"><text:span text:style-name="T1">sleep </text:span></text:a><text:span text:style-name="Source_20_Text"><text:span text:style-name="T2">30</text:span></text:span><text:span text:style-name="T3"> </text:span><text:a xlink:type="simple" xlink:href="https://linuxhandbook.com/run-process-background/" office:target-frame-name="_blank" xlink:show="new" text:style-name="Internet_20_link" text:visited-style-name="Visited_20_Internet_20_Link"><text:span text:style-name="T1">&amp; </text:span></text:a><text:span text:style-name="T3">;</text:span></text:p>
        </text:list-item>
        <text:list-item>
          <text:p text:style-name="P4"><text:span text:style-name="T3">Use a listagem de processos para encontrar o PID do processo que está executando o comando </text:span><text:span text:style-name="Source_20_Text"><text:span text:style-name="T2">sleep 30</text:span></text:span><text:span text:style-name="T3"> e termine a sua execução </text:span><text:span text:style-name="del"><text:span text:style-name="T3">(mate o processo) </text:span></text:span><text:span text:style-name="T3">;</text:span></text:p>
        </text:list-item>
        <text:list-item>
          <text:p text:style-name="P4"><text:span text:style-name="T3">Execute novamente o comando </text:span><text:span text:style-name="Source_20_Text"><text:span text:style-name="T2">sleep 30</text:span></text:span><text:span text:style-name="T3"> , mas agora sem o </text:span><text:span text:style-name="Source_20_Text"><text:span text:style-name="T2">&amp;</text:span></text:span><text:span text:style-name="T3"> . Depois, faça com que ele continue executando em background;</text:span></text:p>
        </text:list-item>
        <text:list-item>
          <text:p text:style-name="P4"><text:span text:style-name="T3">Crie um processo em background que rode o comando </text:span><text:span text:style-name="Source_20_Text"><text:span text:style-name="T2">sleep</text:span></text:span><text:span text:style-name="T3"> por 300 segundos.</text:span></text:p>
        </text:list-item>
        <text:list-item>
          <text:p text:style-name="P4"><text:span text:style-name="T3">Crie mais dois processos que rodem o comando </text:span><text:span text:style-name="Source_20_Text"><text:span text:style-name="T2">sleep</text:span></text:span><text:span text:style-name="T3"> por 200 e 100 segundos, respectivamente.</text:span></text:p>
          <text:p text:style-name="P2"><text:span text:style-name="T3">Você deve criá-los em </text:span><text:span text:style-name="Emphasis"><text:span text:style-name="T3">foreground </text:span></text:span><text:span text:style-name="T3">(sem usar o </text:span><text:span text:style-name="Source_20_Text"><text:span text:style-name="T2">&amp;</text:span></text:span><text:span text:style-name="T3"> ) e suspendê-los (apertando </text:span><text:span text:style-name="Source_20_Text"><text:span text:style-name="T2">ctrl+z</text:span></text:span><text:span text:style-name="T3"> ) após cada um começar a executar.</text:span></text:p>
        </text:list-item>
        <text:list-item>
          <text:p text:style-name="P4"><text:span text:style-name="T3">Verifique que apenas o processo </text:span><text:span text:style-name="Source_20_Text"><text:span text:style-name="T2">sleep 300</text:span></text:span><text:span text:style-name="T3"> está em execução com o comando </text:span><text:span text:style-name="Source_20_Text"><text:span text:style-name="T2">jobs</text:span></text:span><text:span text:style-name="T3"> . Suspenda a execução desse processo.</text:span></text:p>
          <text:p text:style-name="P2"><text:span text:style-name="T3">Você vai precisar trazer o processo para </text:span><text:span text:style-name="Emphasis"><text:span text:style-name="T3">foreground </text:span></text:span><text:span text:style-name="T3">( </text:span><text:span text:style-name="Source_20_Text"><text:span text:style-name="T2">fg</text:span></text:span><text:span text:style-name="T3"> ) e suspendê-lo ( </text:span><text:span text:style-name="Source_20_Text"><text:span text:style-name="T2">ctrl+z</text:span></text:span><text:span text:style-name="T3"> ), ou enviar um sinal.</text:span></text:p>
        </text:list-item>
        <text:list-item>
          <text:p text:style-name="P4"><text:span text:style-name="T3">Retome a execução do processo </text:span><text:span text:style-name="Source_20_Text"><text:span text:style-name="T2">sleep 100</text:span></text:span><text:span text:style-name="T3"> em background com o comando </text:span><text:span text:style-name="Source_20_Text"><text:span text:style-name="T2">bg</text:span></text:span><text:span text:style-name="T3"> .</text:span></text:p>
        </text:list-item>
        <text:list-item>
          <text:p text:style-name="P4"><text:span text:style-name="T3">Termine a execução de todos os processos </text:span><text:span text:style-name="Source_20_Text"><text:span text:style-name="T2">sleep</text:span></text:span><text:span text:style-name="T3"> </text:span><text:span text:style-name="del"><text:span text:style-name="T3">(mate os processos) </text:span></text:span><text:span text:style-name="T3">.</text:span></text:p>
        </text:list-item>
      </text:list>
      <text:p text:style-name="Horizontal_20_Line"/>
      <text:p text:style-name="Text_20_body"><text:line-break/><text:span text:style-name="T4">1- tulio@tulio-IdeaPad-Gaming-3-15IMH05:~/trybe/unix_tests$ ps</text:span></text:p>
      <text:p text:style-name="Text_20_body"><text:s text:c="4"/>PID TTY <text:s text:c="9"/>TIME CMD</text:p>
      <text:p text:style-name="Text_20_body"><text:s text:c="3"/>4958 pts/1 <text:s text:c="3"/>00:00:00 bash</text:p>
      <text:p text:style-name="Text_20_body"><text:s text:c="2"/>23347 pts/1 <text:s text:c="3"/>00:00:00 ps</text:p>
      <text:p text:style-name="Text_20_body"/>
      <text:p text:style-name="P3">2- tulio@tulio-IdeaPad-Gaming-3-15IMH05:~/trybe/unix_tests$ sleep 30 &amp;</text:p>
      <text:p text:style-name="P3">[1] 23369</text:p>
      <text:p text:style-name="P3"/>
      <text:p text:style-name="P3">3- <text:s/>tulio@tulio-IdeaPad-Gaming-3-15IMH05:~/trybe/unix_tests$ kill 23369</text:p>
      <text:p text:style-name="P3"/>
      <text:p text:style-name="P3">4- tulio@tulio-IdeaPad-Gaming-3-15IMH05:~/trybe/unix_tests$ sleep 30</text:p>
      <text:p text:style-name="P3">^Z</text:p>
      <text:p text:style-name="P3">[1]+ <text:s/>Parado <text:s text:c="17"/>sleep 30</text:p>
      <text:p text:style-name="P3">tulio@tulio-IdeaPad-Gaming-3-15IMH05:~/trybe/unix_tests$ bg</text:p>
      <text:p text:style-name="P3">[1]+ sleep 30 &amp;</text:p>
      <text:p text:style-name="P3"><text:soft-page-break/>5- tulio@tulio-IdeaPad-Gaming-3-15IMH05:~/trybe/unix_tests$ sleep 300 &amp;</text:p>
      <text:p text:style-name="P3">[2] 23494</text:p>
      <text:p text:style-name="P3">[1] <text:s text:c="2"/>Concluído <text:s text:c="13"/>sleep 30</text:p>
      <text:p text:style-name="P3"/>
      <text:p text:style-name="P3">6- tulio@tulio-IdeaPad-Gaming-3-15IMH05:~/trybe/unix_tests$ sleep 200</text:p>
      <text:p text:style-name="P3">^Z</text:p>
      <text:p text:style-name="P3">[3]+ <text:s/>Parado <text:s text:c="17"/>sleep 200</text:p>
      <text:p text:style-name="P3">tulio@tulio-IdeaPad-Gaming-3-15IMH05:~/trybe/unix_tests$ sleep 100</text:p>
      <text:p text:style-name="P3">^Z</text:p>
      <text:p text:style-name="P3">[4]+ <text:s/>Parado <text:s text:c="17"/>sleep 100</text:p>
      <text:p text:style-name="P3"/>
      <text:p text:style-name="P3">7- tulio@tulio-IdeaPad-Gaming-3-15IMH05:~/trybe/unix_tests$ jobs</text:p>
      <text:p text:style-name="P3">[2] <text:s text:c="2"/>Executando <text:s text:c="13"/>sleep 300 &amp;</text:p>
      <text:p text:style-name="P3">[3]- <text:s/>Parado <text:s text:c="17"/>sleep 200</text:p>
      <text:p text:style-name="P3">[4]+ <text:s/>Parado <text:s text:c="17"/>sleep 100</text:p>
      <text:p text:style-name="P3">tulio@tulio-IdeaPad-Gaming-3-15IMH05:~/trybe/unix_tests$ fg %2</text:p>
      <text:p text:style-name="P3">sleep 300</text:p>
      <text:p text:style-name="P3">^Z</text:p>
      <text:p text:style-name="P3">[2]+ <text:s/>Parado <text:s text:c="17"/>sleep 300</text:p>
      <text:p text:style-name="P3"/>
      <text:p text:style-name="P3">8- tulio@tulio-IdeaPad-Gaming-3-15IMH05:~/trybe/unix_tests$ bg %4</text:p>
      <text:p text:style-name="P3">[4]- sleep 100 &amp;</text:p>
      <text:p text:style-name="P3"/>
      <text:p text:style-name="P3">9- tulio@tulio-IdeaPad-Gaming-3-15IMH05:~/trybe/unix_tests$ kill %3</text:p>
      <text:p text:style-name="P3">tulio@tulio-IdeaPad-Gaming-3-15IMH05:~/trybe/unix_tests$ kill %2</text:p>
      <text:p text:style-name="P3">[3] <text:s text:c="2"/>Terminado <text:s text:c="14"/>sleep 100</text:p>
      <text:p text:style-name="P3">tulio@tulio-IdeaPad-Gaming-3-15IMH05:~/trybe/unix_tests$ kill %1</text:p>
      <text:p text:style-name="P3">[2] <text:s text:c="2"/>Terminado <text:s text:c="14"/>sleep 200</text:p>
      <text:p text:style-name="P3">tulio@tulio-IdeaPad-Gaming-3-15IMH05:~/trybe/unix_tests$ jobs</text:p>
      <text:p text:style-name="P3">[1]+ <text:s/>Terminado <text:s text:c="14"/>sleep 300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l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9:40:31.220181337</meta:creation-date>
    <dc:date>2022-03-25T09:51:23.233104628</dc:date>
    <meta:editing-duration>PT10M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50" meta:word-count="318" meta:character-count="2569" meta:non-whitespace-character-count="2099"/>
  </office:meta>
</office:document-meta>
</file>